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808080" draw:stroke="none" fo:margin="1.000000000000000pt" style:wrap="biggest" style:wrap-dynamic-threshold="0.000000000000000pt" svg:fill-rule="evenodd"/>
    </style:style>
    <style:style style:name="gr4" style:family="graphic">
      <style:graphic-properties draw:fill="solid" draw:fill-color="#ffce00" draw:stroke="none" fo:margin="1.000000000000000pt" style:wrap="biggest" style:wrap-dynamic-threshold="0.000000000000000pt" svg:fill-rule="evenodd"/>
    </style:style>
    <style:style style:name="gr5" style:family="graphic">
      <style:graphic-properties draw:fill="solid" draw:fill-color="#009a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579" draw:layer="" svg:width="133.87098400000pt" svg:height="100.00000000000pt"/>
          <draw:path draw:style-name="gr3" draw:id="shape3" draw:name="polygon565" draw:layer="" svg:width="11.63407529629pt" svg:height="11.57821304029pt" draw:transform="matrix(0.11913366000 0.00000000000 0.00000000000 0.11913366000 65.84486346259pt 45.61306804826pt)" svg:viewBox="0 0 12 12" svg:d="M9.35341e-14 8.23607L2.48152 4.97077L1.19198 1.08033L5.07176 2.42569L8.38222 0L8.29855 4.09677L11.6341 6.48805L7.70256 7.67463L6.45357 11.5782L4.10744 8.2148L0 8.23606Z" koffice:nodeTypes="cccccccccccc"/>
          <draw:path draw:style-name="gr4" draw:id="shape4" draw:name="path568" draw:layer="" svg:width="79.06197539879pt" svg:height="32.67225406200pt" svg:x="36.66095676530pt" svg:y="26.46789120000pt" svg:viewBox="0 0 79 33" svg:d="M2.67317 24.4921C2.6906 24.4921 2.70805 24.4921 2.72549 24.4921C2.58584 24.4921 2.65922 24.4816 2.88259 24.6535C3.06522 24.7287 3.22592 24.7612 3.51084 24.7612C3.76061 24.7798 3.97676 24.8146 4.24385 24.8146C4.48952 24.9212 4.62942 25.0185 4.81978 25.0837C4.90374 25.2145 5.08687 25.5074 5.18628 25.6219C5.37066 25.7614 5.59316 25.8467 5.76221 25.9987C5.97287 26.0578 6.10692 26.1498 6.33813 26.3216C6.51217 26.4065 6.67675 26.4762 6.91406 26.5908C7.14192 26.6717 7.39095 26.7801 7.59464 26.86C7.77403 26.9036 8.01384 26.9775 8.17056 27.0752C8.39306 27.1245 8.5798 27.1888 8.85126 27.2367C9.12844 27.2707 9.26834 27.346 9.53182 27.3982C9.7684 27.5213 9.95278 27.6131 10.2125 27.7212C10.3179 27.8805 10.4085 28.0238 10.6314 28.0979C10.7458 28.2404 10.9357 28.2783 11.0502 28.4209C11.2189 28.5029 11.4046 28.5573 11.6262 28.6361C11.8931 28.6555 12.0856 28.7337 12.3591 28.7438C12.6034 28.7438 12.8478 28.7438 13.0921 28.7438C13.3364 28.7438 13.5808 28.7438 13.8252 28.7438C14.0589 28.7721 14.3206 28.8101 14.5058 28.8514C14.762 28.8514 15.0118 28.8595 15.2388 28.7973C15.5318 28.7973 15.6684 28.7094 15.9194 28.6895C16.1995 28.7355 16.3895 28.7097 16.4954 28.9587C16.6689 29.1371 16.7745 29.3118 16.8095 29.5508C16.8646 29.7209 16.8619 30.0023 16.8619 30.2504C16.8619 30.4843 16.8632 30.7391 16.9142 30.8964C17.0809 31.0617 17.2108 31.1105 17.4378 31.1655C17.6061 31.2229 17.9162 31.2734 18.0661 31.3808C18.1897 31.5143 18.2504 31.7262 18.4325 31.8652C18.5919 31.991 18.8584 32.0173 19.1132 32.0266C19.3576 32.0266 19.6019 32.0266 19.8462 32.0266C20.075 32.0266 20.3787 32.0492 20.5268 31.9724C20.7536 31.8876 20.8132 31.73 21.1028 31.7033C21.3756 31.7454 21.37 31.8784 21.574 31.9724C21.7037 32.1648 21.8269 32.2442 21.9927 32.3492C22.1004 32.5073 22.2412 32.6302 22.464 32.6723C22.7369 32.644 22.9837 32.5615 23.1971 32.5107C23.2717 32.3186 23.3632 32.186 23.4588 32.0262C23.5298 31.9027 23.5634 31.871 23.5634 31.6494C23.6418 31.4885 23.6321 31.1614 23.5634 30.9497C23.5536 30.6758 23.4913 30.5311 23.4588 30.25C23.4588 29.9891 23.4709 29.7407 23.5111 29.5504C23.6188 29.4227 23.6888 29.2138 23.773 29.0659C23.9158 28.8898 24.048 28.8237 24.2441 28.743C24.4099 28.6864 24.6834 28.6889 24.9249 28.6889C25.0529 28.6493 25.2656 28.6622 25.1866 28.5813C25.1186 28.6508 24.8582 28.6731 25.1342 28.6889C25.2845 28.5841 25.5586 28.5359 25.7102 28.4736C25.9338 28.4389 26.0678 28.3609 26.2861 28.3123C26.4493 28.2141 26.6319 28.167 26.862 28.0968C27.0516 28.0225 27.2649 27.9502 27.4903 27.8815C27.7314 27.7651 27.8799 27.6994 28.1185 27.6662C28.2827 27.5772 28.4889 27.5587 28.7469 27.5587C28.9889 27.7181 29.1158 27.8431 29.3228 28.043C29.4217 28.1927 29.5104 28.2828 29.5846 28.4736C29.7522 28.5908 29.8417 28.6772 30.1605 28.6889C30.4126 28.6889 30.5127 28.7333 30.5793 28.5275C30.7171 28.4013 30.7885 28.1779 30.9458 28.043C31.1021 27.8853 31.2951 27.8051 31.4694 27.7201C31.666 27.6652 31.8249 27.592 32.0977 27.5587C32.2793 27.4908 32.467 27.4759 32.6736 27.6128C32.8274 27.8335 33.0008 28.0588 33.1972 28.3127C33.3304 28.4013 33.4934 28.4203 33.7207 28.4203C33.8805 28.3381 34.2103 28.3661 34.4537 28.3661C34.6681 28.4292 34.7618 28.5747 34.9773 28.6352C35.0978 28.6473 35.1627 28.6894 35.2915 28.6894C35.6745 28.7403 35.8337 28.7015 36.1292 28.6352C36.3735 28.6352 36.6178 28.6352 36.8621 28.6352C37.1194 28.6449 37.2581 28.6894 37.5427 28.6894C37.7019 28.7886 37.9746 28.8347 38.1712 28.9048C38.419 28.9646 38.4663 29.0614 38.6946 29.1739C38.8427 29.2499 39.1464 29.2272 39.3753 29.2272C39.6486 29.1941 39.8302 29.1461 40.0559 29.0658C40.2546 29.0156 40.3387 28.9643 40.4223 28.7967C40.5526 28.7057 40.7322 28.5601 40.8413 28.4199C40.9851 28.3193 41.1099 28.191 41.2077 28.0431C41.3487 27.9474 41.5858 27.7037 41.679 27.5588C41.8128 27.4486 41.9558 27.218 42.0455 27.0743C42.1603 26.8989 42.3054 26.7971 42.412 26.5361C42.4936 26.2844 42.5044 26.0872 42.5691 25.8363C42.623 25.6329 42.722 25.4608 42.7786 25.1904C42.8849 24.9547 42.9701 24.725 43.0403 24.5444C43.1688 24.3963 43.254 24.2171 43.4068 24.0601C43.4943 23.9209 43.6111 23.85 43.7209 23.7372C43.8457 23.6149 44.0338 23.5246 44.2444 23.4681C44.4607 23.4074 44.5543 23.31 44.6633 23.1451C44.8612 23.0772 44.9779 22.9895 45.2392 22.9297C45.4689 22.8602 45.657 22.8154 45.8676 22.7683C46.1119 22.7683 46.3562 22.7683 46.6006 22.7683C46.8646 22.7683 47.0919 22.7926 47.3334 22.8225C47.5721 22.8928 47.7961 22.9536 48.0142 22.9839C48.1641 23.0566 48.4134 23.19 48.5378 23.3068C48.6941 23.413 48.8649 23.5844 48.9566 23.7374C49.025 23.9485 49.1363 24.0418 49.2707 24.2219C49.4106 24.409 49.5283 24.5273 49.7943 24.6524C50.0062 24.7025 50.1798 24.7947 50.4226 24.8139C50.7007 24.8139 50.869 24.8495 51.1032 24.8672C51.3593 24.8672 51.6092 24.8753 51.8362 24.8139C52.0648 24.6782 52.1468 24.6419 52.3074 24.4371C52.5186 24.3303 52.6719 24.2455 52.9357 24.2219C53.1092 24.1831 53.3241 24.1677 53.564 24.1677C53.6999 24.2635 53.8442 24.2996 53.9305 24.4368C54.0684 24.5371 54.0775 24.5916 54.2971 24.5983C54.4467 24.6883 54.6673 24.7311 54.873 24.7598C55.1173 24.7598 55.3616 24.7598 55.6059 24.7598L54.873 24.7598C55.1173 24.7598 55.3616 24.7598 55.6059 24.7598C55.8066 24.5864 55.8677 24.6062 55.8677 24.383C56.0298 24.2496 56.1102 24.0622 56.2866 23.8448C56.3822 23.685 56.4736 23.5523 56.5483 23.3602C56.6054 23.1839 56.6766 22.9134 56.7054 22.7144C56.7715 22.5358 56.834 22.2614 56.8625 22.0147C56.9258 21.7661 56.9672 21.5437 56.9672 21.2613C56.9672 21.0101 56.9672 20.7588 56.9672 20.5076C56.964 20.2415 56.9253 20.0554 56.8625 19.8618C56.7795 19.6239 56.6407 19.4501 56.5483 19.2698C56.3933 19.1438 56.2019 18.9673 56.0772 18.8391C55.8391 18.6916 55.6587 18.5842 55.4489 18.4623C55.2195 18.3164 54.9992 18.1897 54.8205 18.0856C54.7155 17.9648 54.5448 17.799 54.4541 17.7088C54.3823 17.5614 54.3823 17.2102 54.4541 17.0629C54.4605 16.8388 54.4834 16.7098 54.6111 16.5784C54.8497 16.4905 55.0088 16.3746 55.187 16.2555C55.3028 16.089 55.4841 16.057 55.7106 15.8788C55.9372 15.7766 56.0657 15.723 56.2342 15.5559C56.4791 15.4718 56.7077 15.3007 56.9148 15.2329C57.0269 15.0935 57.2368 14.9783 57.4907 14.91C57.6724 14.7829 57.8898 14.6476 58.0666 14.587C58.3131 14.4527 58.4963 14.4055 58.7473 14.2641C59.0033 14.1986 59.2319 14.08 59.4804 13.9949C59.544 13.9149 59.6201 13.8556 59.7421 13.8334C60.068 13.814 60.3397 13.7777 60.5274 13.6182C60.738 13.5414 60.7598 13.3861 60.894 13.2414C60.9902 13.0634 61.0954 12.9845 61.1557 12.757C61.3222 12.5731 61.2302 12.5193 60.9463 12.4878C60.8569 12.396 60.7763 12.4886 60.7369 12.3265C60.549 12.2398 60.4999 12.0892 60.3704 11.9498C60.2913 11.7273 60.2931 11.6272 60.5274 11.519C60.6735 11.4171 60.8813 11.3827 60.9987 11.2499C61.2169 11.216 61.3825 11.1193 61.5746 11.0347C61.8591 11.0137 62.0105 10.9477 62.2552 10.8731C62.4635 10.7588 62.5988 10.6917 62.7788 10.6041C62.9941 10.5083 63.2507 10.3731 63.4594 10.2811C63.6471 10.1525 63.8855 10.0267 64.1401 9.95826C64.3276 9.86028 64.5582 9.78325 64.7684 9.68899C64.9477 9.64534 65.1875 9.57162 65.3443 9.47372C65.5856 9.42603 65.8468 9.33695 66.025 9.25846C66.2001 9.17714 66.4064 9.0748 66.5485 8.98936C66.7654 8.89292 66.9201 8.77757 67.1245 8.72017C67.2481 8.59892 67.4149 8.51299 67.5956 8.45115C67.743 8.3105 68.0565 8.11625 68.2239 8.02054C68.3827 7.94294 68.5684 7.86444 68.6951 7.75135C68.817 7.73761 68.7826 7.71174 68.9046 7.69719C69.2861 7.57909 69.481 7.5352 69.6899 7.32042C69.8523 7.2412 70.0191 7.15559 70.1611 7.05132C70.3358 6.9088 70.4749 6.77971 70.58 6.62078C70.7705 6.55126 70.8749 6.41546 71.0511 6.29776C71.2338 6.22259 71.3947 6.19009 71.6794 6.19009C71.9084 6.19009 72.212 6.21272 72.3601 6.13593C72.6887 6.13593 72.7741 6.05089 72.9884 5.92066C73.0593 5.71518 73.2106 5.61252 73.4073 5.49005C73.5231 5.38133 73.8159 5.21852 73.9308 5.11327C74.1575 5.00172 74.2553 4.85945 74.4544 4.68274C74.6081 4.51266 74.8007 4.35536 74.9779 4.25213C75.1981 4.15351 75.3557 4.10921 75.5538 4.03686C75.8017 3.9916 76.0509 3.94463 76.2864 3.87535C76.5542 3.85434 76.6488 3.77366 76.8631 3.71384C77.0114 3.5685 77.1011 3.49526 77.2817 3.28331C77.3702 3.03603 77.501 2.9455 77.7527 2.90654C78.0056 2.77065 78.2085 2.75448 78.3817 2.58352C78.5587 2.40131 78.6807 2.19623 78.8527 1.99147C78.9498 1.75956 79.0408 1.62011 79.062 1.34568C79.058 1.01538 78.9884 0.967848 78.8527 0.753552C78.7218 0.560678 78.6396 0.43805 78.5387 0.269103C78.3755 0.174282 78.1438 0.0801892 77.9619 0C77.7127 0.0194006 77.5595 0.0776025 77.3863 0.16151C77.2082 0.309521 77.0849 0.43126 76.9678 0.645879C76.888 0.819272 76.8345 1.01021 76.7585 1.23792C76.6588 1.38431 76.4208 1.52327 76.234 1.6147C76.0148 1.71332 75.8578 1.75761 75.6584 1.82996C75.4105 1.91807 75.2949 1.9943 75.0303 2.09923C74.8755 2.1744 74.6613 2.29024 74.5067 2.36825C74.279 2.50761 74.0609 2.61617 73.8784 2.69127C73.6463 2.82675 73.5136 2.90112 73.3025 2.96029C73.0645 3.10596 72.834 3.2163 72.6219 3.33707C72.4459 3.42599 72.274 3.54134 72.0459 3.66009C71.8609 3.70131 71.599 3.73931 71.3654 3.76768C71.1036 3.76768 70.8418 3.76768 70.58 3.76768C70.3562 3.71433 70.09 3.66841 69.847 3.55241C69.5863 3.41354 69.4587 3.32567 69.271 3.17564C69.1564 2.94598 69.1176 2.83621 69.114 2.52976C68.9513 2.44609 68.7262 2.42516 68.4857 2.42209C68.2201 2.42209 67.9738 2.41239 67.8051 2.52976C67.5771 2.56452 67.3855 2.65934 67.2291 2.79886C66.988 2.91664 66.8306 3.05867 66.6532 3.17564C66.4687 3.28994 66.23 3.46123 66.025 3.55241C65.8322 3.63729 65.5309 3.73025 65.2919 3.82144C64.9845 3.9123 64.7621 4.01237 64.4543 4.03686C64.1914 4.15901 63.9854 4.19538 63.7213 4.30597C63.4532 4.40839 63.2638 4.48397 62.9883 4.57499C62.8065 4.67005 62.4782 4.82881 62.3075 4.95176C61.9949 5.11255 61.766 5.24908 61.5222 5.38238C61.2771 5.48811 61.0996 5.58851 60.8416 5.70532C60.7148 5.82148 60.4635 5.91258 60.318 6.02834C60.0844 6.08816 59.8161 6.18742 59.6898 6.29744C59.4832 6.32331 59.3685 6.37884 59.2709 6.51271C59.0843 6.74285 59.1659 6.72797 58.9568 6.72797C58.7778 6.83969 58.4997 6.83565 58.2237 6.83565C57.9444 6.82756 57.7245 6.78149 57.4384 6.78149C57.1927 6.73622 56.9682 6.68351 56.7054 6.67397C56.4611 6.67397 56.2168 6.67397 55.9723 6.67397C55.728 6.67397 55.4837 6.67397 55.2394 6.67397C54.995 6.67397 54.7508 6.67397 54.5065 6.67397C54.2271 6.67397 53.9479 6.67397 53.6686 6.67397C53.4243 6.67397 53.18 6.67397 52.9357 6.67397C52.6913 6.67397 52.447 6.67397 52.2028 6.67397C51.9245 6.67397 51.7563 6.70954 51.5221 6.72733C51.2616 6.74673 51.0585 6.80493 50.8415 6.835C50.6055 6.87137 50.4977 6.96272 50.3179 7.05026C50.1525 7.1311 49.9859 7.21194 49.7943 7.26553C49.5373 7.4053 49.2415 7.47853 48.9566 7.53463C48.7416 7.63721 48.4363 7.69202 48.2759 7.80382C48.0305 7.82322 47.87 7.89128 47.5953 7.91141C47.3622 8.01989 47.17 8.07769 46.967 8.12668C46.7787 8.19134 46.5976 8.2312 46.3388 8.23443C46.0966 8.26838 45.963 8.33814 45.7105 8.39594C45.6207 8.47354 45.4772 8.529 45.344 8.55729C45.0363 8.70708 44.9356 8.7188 44.611 8.7188C44.3667 8.7188 44.1224 8.7188 43.8779 8.7188C43.5288 8.68404 43.1821 8.63877 42.8309 8.55729C42.4724 8.5395 42.1306 8.49343 41.7837 8.4497C41.5219 8.4497 41.2602 8.4497 40.9983 8.4497C40.7366 8.4497 40.4749 8.4497 40.213 8.4497C39.9687 8.4497 39.7244 8.4497 39.48 8.4497C39.2033 8.44 38.9576 8.38503 38.6946 8.34202C38.4485 8.29675 38.1883 8.27493 37.9617 8.18059C37.636 8.16281 37.3067 8.11754 37.0193 8.01916C36.7574 7.97147 36.5064 7.88069 36.2339 7.85765C36.0827 7.76324 35.7861 7.73187 35.658 7.64231C35.4186 7.62371 35.2196 7.54692 35.082 7.42704C34.8371 7.38986 34.6953 7.27863 34.4537 7.21177C34.2362 7.07637 33.9736 7.03111 33.6684 6.88875C33.4084 6.83136 33.1481 6.73703 32.883 6.67349C32.6742 6.59912 32.4197 6.52855 32.2547 6.40447C32.0233 6.3398 31.8905 6.26947 31.6265 6.18904C31.5032 6.07619 31.2605 5.95801 31.1029 5.86618C30.9884 5.76126 30.6876 5.58107 30.527 5.4894C30.3565 5.28643 30.1844 5.08619 29.951 4.84353C29.7892 4.66197 29.6042 4.5159 29.4274 4.41283C29.2004 4.31567 28.9433 4.17671 28.7992 4.08997C28.6009 4.0342 28.4408 3.91044 28.3279 3.76695C28.1494 3.663 28.033 3.57028 27.8568 3.44409C27.5832 3.55072 27.5544 3.49745 27.2809 3.49745C26.9688 3.47077 26.7392 3.46107 26.4432 3.49745C26.1872 3.52816 25.9368 3.55161 25.6578 3.55161C25.4135 3.55161 25.1692 3.55161 24.9249 3.55161C24.5936 3.55161 24.54 3.60011 24.4536 3.87463C24.3012 4.04689 24.2375 4.24857 24.087 4.359C23.9579 4.52738 23.7715 4.642 23.5634 4.73577C23.3049 4.91951 23.227 4.98604 23.0922 5.22022C22.9209 5.3747 22.778 5.59562 22.6735 5.75843C22.5784 5.92551 22.5146 6.0804 22.464 6.35047C22.464 6.60801 22.4846 6.87897 22.4117 7.10402C22.4117 7.36156 22.4323 7.63253 22.3593 7.85757C22.3593 8.10873 22.3593 8.35989 22.3593 8.61113C22.3593 8.86228 22.3593 9.11344 22.3593 9.36468C22.4684 9.52966 22.6154 9.59288 22.6735 9.84905C22.7511 10.0617 22.6074 9.98558 22.464 10.118C22.2197 10.118 21.9753 10.118 21.731 10.118C21.4867 10.118 21.2423 10.118 20.998 10.118C20.731 10.118 20.5149 10.0825 20.265 10.0639C20.0535 10.0251 19.7437 10.0106 19.5844 9.9564C19.34 9.9564 19.0957 9.9564 18.8514 9.9564C18.5909 9.937 18.3878 9.87879 18.1707 9.84864C17.8675 9.78963 17.6577 9.6991 17.3854 9.5257C17.1066 9.46427 16.8936 9.35635 16.6523 9.20284C16.3923 9.13252 16.1863 8.99243 15.9194 8.93358C15.7398 8.84628 15.6114 8.76164 15.3958 8.66456C15.2692 8.48623 15.1469 8.38689 14.8722 8.34154C14.6615 8.23039 14.4831 8.23394 14.1917 8.23394C13.9189 8.26709 13.76 8.34024 13.5633 8.39545C13.3451 8.4969 13.0607 8.58324 12.8827 8.66456C12.7047 8.73812 12.543 8.83617 12.3591 8.93358C12.2184 9.11983 12.1361 9.23114 12.0449 9.41811C11.9752 9.41811 11.9926 9.40033 11.9926 9.47227C11.7106 9.48278 11.414 9.47227 11.1026 9.47227C10.9549 9.54826 10.6675 9.56458 10.4743 9.57994C10.3209 9.70184 10.1395 9.80758 10.0031 9.9028C9.91278 10.0885 9.84962 10.1379 9.84601 10.4411C9.85722 10.7627 9.9696 10.8562 10.0554 11.0869C9.99238 11.3805 9.88039 11.4048 9.6366 11.4637C9.45134 11.505 9.20979 11.5171 8.9559 11.5171C8.69416 11.5171 8.43242 11.5171 8.17056 11.5171C7.90882 11.5171 7.64708 11.5171 7.38521 11.5171C7.08362 11.5171 6.94184 11.5171 6.80929 11.3557C6.71822 11.1732 6.70963 10.9406 6.6522 10.7636C6.49623 10.5455 6.42659 10.3991 6.18104 10.2253C6.12697 10.0587 5.99729 9.81388 5.9193 9.6333C5.83534 9.45133 5.77056 9.29063 5.60512 9.14885C5.43108 8.98273 5.23387 8.87489 5.08151 8.71823C4.90636 8.60272 4.76571 8.50685 4.45326 8.50297C4.19951 8.50297 3.95782 8.51509 3.77257 8.55632C3.645 8.67022 3.4316 8.79171 3.24909 8.93309C3.10434 9.13147 2.97602 9.27624 2.77781 9.47138C2.55444 9.68196 2.33219 9.80976 2.14956 9.90191C1.98226 9.988 1.81158 10.0941 1.67829 10.2787C1.52282 10.3482 1.44732 10.4653 1.36422 10.6555C1.22756 10.7808 1.1492 10.9894 1.10236 11.1938C1.01703 11.4572 1.00531 11.7598 0.997715 12.0549C0.997715 12.3061 0.997715 12.5573 0.997715 12.8084C0.91487 12.9097 0.870147 13.0172 0.735975 13.1315C0.607784 13.2488 0.415062 13.3771 0.264697 13.4543C0.118816 13.6472 0.0278725 13.7604 0.0029572 14.0463C0.0029572 14.2816 -0.0187153 14.5939 0.0552817 14.7462C0.161173 14.8986 0.374825 15.0037 0.578885 15.123C0.77497 15.1941 0.876751 15.3506 0.997717 15.5534C1.22196 15.6569 1.1943 15.7527 1.46888 15.7688C1.63518 15.903 1.89032 15.9453 2.09724 16.0378C2.30678 16.0969 2.41118 16.1945 2.62073 16.2531C2.75639 16.4347 2.90588 16.5526 2.98723 16.8452C3.00928 17.0333 3.08166 17.2219 2.98723 17.3835C2.77396 17.514 2.48779 17.5971 2.35898 17.7065C2.18956 17.7154 2.20214 17.7558 2.09724 17.814C2.09516 18.1737 2.04841 18.3572 1.99247 18.6214C1.97453 18.8621 1.94015 19.0351 1.94015 19.3212C1.94015 19.5723 1.94015 19.8236 1.94015 20.0747C2.05152 20.3139 2.19865 20.3583 2.35898 20.5052C2.51857 20.6225 2.56828 20.7605 2.62072 20.9896C2.71054 21.2002 2.80622 21.3757 2.88258 21.5817C2.97801 21.7879 3.03968 21.975 3.03968 22.2814C3.01351 22.5761 2.89367 22.6269 2.67317 22.7658C2.55606 22.9115 2.59456 23.1695 2.51608 23.4118C2.51608 23.6599 2.51319 23.9413 2.5684 24.1114C2.65809 24.2344 2.63629 24.2858 2.67317 24.4882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1" draw:id="shape5" draw:name="g588" svg:y="56.00584290560pt">
            <draw:path draw:style-name="gr5" draw:id="shape6" draw:name="path569" draw:layer="" svg:width="37.65443833413pt" svg:height="32.06517594173pt" draw:transform="matrix(0.15566182000 0.00000000000 0.00000000000 0.15843037000 39.35572004808pt 56.96000565196pt)" svg:viewBox="0 0 38 32" svg:d="M37.5155 31.7659C37.3339 31.5861 37.1531 31.4071 36.9715 31.2273C38.2059 32.4488 37.6102 32.0009 36.4276 29.0736C36.3122 25.9698 35.5532 25.4698 33.7097 24.2278C31.5476 23.5149 30.6238 22.6001 29.9039 20.4591C28.5214 19.3291 27.4814 17.8166 26.6412 16.1518C25.1473 15.1464 23.8516 13.8626 22.8355 12.3832C21.3415 11.377 20.0458 10.0939 19.0297 8.61453C16.9639 7.90007 15.6006 6.44512 13.0491 5.38447C11.6132 4.02889 10.2642 3.36017 8.15546 2.15363C5.79587 1.03463 5.66128 0.224747 2.71875 0C1.81887 0.981003 0.393399 0.595383 0 2.15363C0.119453 5.34426 0.760518 6.01298 2.17484 8.61453C2.28474 11.5552 3.08269 12.9391 4.34969 15.0754C5.89382 16.1455 7.08198 18.0476 8.69937 19.3827C10.4259 20.5451 11.1123 21.78 13.593 23.1513C14.8886 24.7561 17.0547 25.6165 19.0297 26.92C21.4617 27.849 23.4566 28.5658 25.0103 29.6122C27.1923 30.1201 28.6823 30.9379 30.447 31.7659C33.0567 32.008 34.119 32.2966 37.5155 31.7659Z" koffice:nodeTypes="cccccccccccccccccccc"/>
            <draw:path draw:style-name="gr5" draw:id="shape7" draw:name="path570" draw:layer="" svg:width="45.76031304348pt" svg:height="16.86267843765pt" draw:transform="matrix(0.15566182000 0.00000000000 0.00000000000 0.15843037000 40.03589993675pt 62.41165805581pt)" svg:viewBox="0 0 46 17" svg:d="M44.6704 13.055C44.4892 12.8741 44.3073 12.6924 44.1262 12.5116C45.4196 13.8031 44.8028 13.2749 43.0362 10.3356C41.0223 8.43134 40.5866 6.97247 37.5889 6.52708C35.9883 5.88807 33.3903 5.49288 31.5966 4.89531C28.4951 4.89531 27.074 4.56465 24.5143 3.80773C22.6847 3.30895 20.3699 2.42295 18.522 1.63177C16.3309 1.30669 14.0624 0.450967 11.9847 0C9.4425 0 6.90035 0 4.3582 0C1.911 0.574466 0.533804 0.599962 0 3.26354C1.11708 4.61405 2.59162 5.79167 3.81323 7.07127C4.50183 9.46076 6.16388 10.0304 7.62645 11.4232C10.1487 12.2948 10.6609 12.9458 13.6188 13.055C16.1266 13.89 17.9499 14.1099 20.7011 14.1433C23.619 14.1433 25.7175 14.7345 28.3275 15.2309C30.501 15.5241 32.633 15.7751 35.4098 15.7751C37.7764 15.7751 40.3545 15.7616 41.9471 15.2309C45.3797 12.4892 44.6704 11.8941 44.6704 15.7751C45.0342 16.1376 45.3973 16.5002 45.7603 16.8627" koffice:nodeTypes="ccccccccccccccccccc"/>
            <draw:path draw:style-name="gr5" draw:id="shape8" draw:name="path571" draw:layer="" svg:width="41.40296709917pt" svg:height="13.31733138286pt" draw:transform="matrix(0.15566182000 0.00000000000 0.00000000000 0.15843037000 43.43667485066pt 65.26720704469pt)" svg:viewBox="0 0 41 13" svg:d="M41.2143 3.19591C41.034 3.19591 40.8529 3.19591 40.6726 3.19591C42.1365 3.19591 41.393 3.23102 38.5034 2.66378C35.7988 1.90459 34.2626 1.16726 31.4532 1.06504C29.7844 0.106894 27.7359 0 24.9456 0C22.415 0 19.8843 0 17.3537 0C14.669 0.202865 13.5308 0.862178 10.8461 1.06504C9.42112 1.88431 6.59025 2.55688 4.88093 3.19591C3.35589 4.21492 2.05404 5.48127 0 6.3926C0.473399 9.03843 1.96905 10.0348 3.79672 11.1865C5.63154 11.9082 7.51799 12.5894 10.3036 12.7852C12.9684 12.882 14.4045 13.3173 17.3537 13.3173C20.1171 13.3173 22.2402 13.0723 24.4039 12.7852C26.2037 11.9472 27.7351 11.0694 30.369 10.6543C31.682 9.53623 33.6042 8.75598 35.2492 7.99055C36.7059 7.3133 38.6877 6.68832 40.1301 5.85969L35.2492 7.99055C36.7059 7.3133 38.6877 6.68832 41.2143 3.19591Z" koffice:nodeTypes="cccccccccccccccccc"/>
            <draw:path draw:style-name="gr5" draw:id="shape9" draw:name="path573" draw:layer="" svg:width="43.72831162912pt" svg:height="22.85719342653pt" draw:transform="matrix(0.15566182000 0.00000000000 0.00000000000 0.13491502547 47.21449312601pt 67.05708623152pt)" svg:viewBox="0 0 44 23" svg:d="M43.7276 5.59848C43.7276 5.41338 43.7276 5.22746 43.7276 5.04235C43.7276 6.59821 43.7954 5.77135 42.6389 2.8154C40.6236 1.72924 38.2055 0.961911 36.6487 0.0314988C34.2689 0.0314988 31.1107 -0.19927 29.5707 0.588441C26.8208 0.621874 24.9985 0.84775 22.4918 1.70151C20.1024 2.07009 18.7251 2.92466 17.0471 3.92847C15.1506 4.97467 12.4023 6.32096 9.96827 7.26849C7.81654 8.80233 7.08761 9.70176 4.52356 11.1663C2.90857 12.9757 1.2553 14.0627 0.167474 15.6202C-0.315827 17.499 0.198577 19.7153 2.34551 20.6302C3.7029 21.7767 5.78764 22.3753 7.79023 22.8572C10.332 22.761 12.5762 22.4005 14.3244 21.1872C17.0224 20.8219 18.6254 20.013 20.8585 19.5172C22.7694 18.8232 24.5989 18.1578 26.8479 17.8463C28.4055 16.7667 31.1673 15.8347 32.8373 15.0633C35.5729 13.9306 37.3202 12.4367 39.3715 11.1663C40.3492 10.0092 41.654 8.75993 43.1829 8.38238L39.3715 11.1663C40.3492 10.0092 41.654 8.75993 43.7276 5.59848Z" koffice:nodeTypes="cccccccccccccccccccc"/>
            <draw:path draw:style-name="gr5" draw:id="shape10" draw:name="path574" draw:layer="" svg:width="40.74203812676pt" svg:height="21.60590860190pt" draw:transform="matrix(0.15566182000 0.00000000000 0.00000000000 0.14074779797 50.93303193916pt 68.98820506103pt)" svg:viewBox="0 0 41 22" svg:d="M40.742 3.32374C40.6408 3.29777 38.2092 2.21609 36.387 2.21609C34.7729 1.25533 32.1612 1.0622 29.8533 0C26.8779 0 24.8523 0.33919 23.3195 1.66187C21.0563 1.97266 19.033 2.64941 17.3304 3.87796C15.2107 4.38512 13.2872 4.85983 11.3414 6.09406C8.71449 7.21549 7.55814 8.26796 5.8962 9.41779C4.77574 10.7981 2.35459 11.5698 0.996482 12.7423C-0.222865 14.2444 -0.220472 16.2308 0.451803 18.2822C1.8458 19.1553 4.22867 20.0219 5.8962 21.0525C8.3301 21.4947 10.8102 21.6059 13.5193 21.6059C15.9364 21.4168 17.9756 21.0046 19.5083 19.944C22.2469 18.6019 22.9758 17.6103 24.9527 16.0661C26.0963 14.6574 28.0095 13.5238 29.8533 12.7423C31.2425 11.517 32.9283 10.6212 35.2976 9.97202C36.6239 8.68586 37.8448 7.4427 39.1088 6.09406C40.6312 6.09406 39.5857 6.26528 40.742 3.32374Z" koffice:nodeTypes="ccccccccccccccccc"/>
            <draw:path draw:style-name="gr5" draw:id="shape11" draw:name="path575" draw:layer="" svg:width="42.19345046590pt" svg:height="24.83086897212pt" draw:transform="matrix(0.15566182000 0.00000000000 0.00000000000 0.13726581530 54.40919519030pt 70.05207817565pt)" svg:viewBox="0 0 42 25" svg:d="M42.1935 1.11969C42.0619 1.09976 39.1024 0.575141 37.2661 0.575141C35.7178 -0.194244 32.5425 0.030592 30.1498 0.030592C27.1333 0.142213 26.2007 0.761706 24.6748 2.20799C23.1233 3.15756 21.2502 4.01066 19.7483 5.47449C17.8287 6.64411 16.0992 8.25623 14.2734 9.28473C12.2648 10.1402 10.5336 11.1201 8.25157 11.4621C7.15145 12.7864 5.22222 13.9305 3.87192 15.2724C2.36927 16.3934 1.73181 16.9323 1.68209 19.6272C0.567531 20.5209 -0.185397 22.2758 0.0399198 22.8929C2.25541 24.0242 4.08681 24.4898 7.15706 24.5265C10.0813 24.5608 12.1349 25.1938 14.821 24.5265C17.5585 23.7197 18.6522 23.1552 21.3905 22.3491C22.7881 20.5385 23.8377 19.3266 25.7702 17.9943C26.8141 16.4675 28.065 15.0627 30.1498 14.1841C31.7118 12.7713 34.0227 11.211 35.624 10.373C36.603 9.01046 38.5122 7.56099 40.0036 6.56279C41.1005 4.71706 41.4125 4.41011 42.1935 1.11969Z" koffice:nodeTypes="cccccccccccccccccc"/>
            <draw:path draw:style-name="gr5" draw:id="shape12" draw:name="path577" draw:layer="" svg:width="24.08268337224pt" svg:height="38.46863602526pt" draw:transform="matrix(0.15566182000 0.00000000000 0.00000000000 0.15843037000 57.63382479830pt 63.44994732864pt)" svg:viewBox="0 0 24 38" svg:d="M24.0827 38.4686C24.0827 37.2355 24.0827 32.5774 24.0827 29.6757C24.0827 27.1112 24.0827 24.5468 24.0827 21.9823C21.5423 20.4731 21.1617 19.57 20.2529 16.4871C18.9042 14.2897 17.8736 12.9077 16.9697 10.9912C15.7027 9.6558 14.6585 7.92281 14.2338 5.49598C13.1888 3.46115 12.5404 1.41505 10.404 0.549759C8.46866 0.127177 5.94432 0 3.29177 0C-0.332059 0.135226 0.00852694 0.776746 0.00852694 4.39646C0.263365 7.21126 1.1569 7.94776 2.19709 10.4414C3.00087 12.1462 3.87357 13.8977 4.93299 15.3876C5.75119 17.2083 7.035 19.5523 8.21543 20.8828C9.17387 22.9039 10.5514 24.7351 10.9513 26.9285C12.4507 28.8394 13.4869 30.5112 14.7811 31.8739C15.8525 34.1205 16.6587 35.3914 18.6109 36.2704C19.7272 37.9511 21.6144 38.0895 24.0827 38.4686Z" koffice:nodeTypes="cccccccccccccccc"/>
            <draw:path draw:style-name="gr5" draw:id="shape13" draw:name="path578" draw:layer="" svg:width="22.19005746500pt" svg:height="37.28363915291pt" draw:transform="matrix(0.15566182000 0.00000000000 0.00000000000 0.15843037000 54.37074338974pt 62.23852534747pt)" svg:viewBox="0 0 22 37" svg:d="M18.8673 37.2829C19.0505 37.2829 19.2337 37.2829 19.416 37.2829C17.8831 37.2829 18.6978 37.3511 21.6103 36.1867C22.3864 34.6352 22.159 31.4559 22.159 29.0587C22.159 25.9372 21.6424 24.6082 21.0615 22.4793C20.0636 20.0982 19.2497 18.9819 18.8673 16.4483C18.047 14.7169 17.221 12.9718 16.6731 10.9658C15.6872 9.51546 14.9826 7.32873 14.4797 5.4833C12.6277 4.4345 10.918 3.38249 8.99375 2.74165C7.24946 1.9161 5.62489 0.685011 3.5086 0C0.756792 0.503519 0.445857 1.41017 0.216874 4.38632C-0.41544 6.59795 0.452285 8.59757 1.31438 10.4173C2.22067 12.5807 2.76139 14.7747 4.05736 16.4483C4.84795 18.9081 5.65301 19.7657 5.70282 22.4793C6.64687 24.0934 7.04137 26.4697 7.89704 28.5103C8.99857 31.0568 10.0238 32.1545 11.7367 33.9936C14.0787 35.5852 14.883 36.2534 18.8673 37.2829Z" koffice:nodeTypes="ccccccccccccccccc"/>
            <draw:path draw:style-name="gr5" draw:id="shape14" draw:name="path579" draw:layer="" svg:width="21.66579440813pt" svg:height="40.84117646400pt" draw:transform="matrix(0.15566182000 0.00000000000 0.00000000000 0.15843037000 51.08859621092pt 60.59439833976pt)" svg:viewBox="0 0 22 41" svg:d="M18.3078 40.8412C18.3078 40.5768 20.0695 39.4912 21.0819 38.0814C21.9108 36.4315 21.8084 33.0768 21.0819 30.9063C20.0296 28.3204 18.8831 26.3819 18.3078 24.2842C17.7227 22.5381 17.7528 19.6539 17.7528 17.1091C17.2465 14.7907 16.4128 13.077 15.5336 10.4861C14.8169 8.70289 13.4193 6.47179 12.7603 4.41531C11.8949 3.60209 10.9165 1.93281 9.98608 1.10423C8.90129 0.221493 8.8631 0 6.65775 0C3.70889 0.10913 2.22511 0.379933 0.554443 2.20765C-0.0298037 3.95373 0.000261809 6.83798 0.000261809 9.38273C0.036828 12.4238 0.321232 13.8619 1.66443 16.0057C2.64441 18.3249 4.70024 20.5835 6.10276 22.6278C7.25256 24.5647 7.9847 26.407 9.43109 27.5953C9.80813 30.0818 10.7483 31.22 11.6503 33.114C12.0273 35.6005 12.9675 36.7387 13.8695 38.6335C15.3207 38.7936 14.643 39.146 15.5336 39.7369L13.8695 38.6335C15.3207 38.7936 14.643 39.146 18.3078 40.8412Z" koffice:nodeTypes="ccccccccccccccccccc"/>
            <draw:path draw:style-name="gr5" draw:id="shape15" draw:name="path581" draw:layer="" svg:width="18.04803200000pt" svg:height="36.85562345668pt" draw:transform="matrix(0.15566182000 0.00000000000 0.00000000000 0.15843037000 48.11288045291pt 58.63105013457pt)" svg:viewBox="0 0 18 37" svg:d="M15.314 36.8556C15.648 36.0955 17.6779 33.1378 18.048 31.3287C18.0112 28.1945 17.6499 26.0551 15.8603 24.1448C15.4165 22.211 14.3431 19.2897 13.6726 17.513C13.6726 14.9648 13.703 12.0767 13.1263 10.3283C13.1263 7.42479 12.7289 5.68042 12.032 3.69646C10.7968 1.86143 9.4662 1.32396 6.56314 0.380947C4.21041 -0.411506 2.58424 0.159967 0 0.933802C0 3.51271 0 6.09163 0 8.67054C0.0344459 11.5951 0.551134 13.6835 1.64058 15.3024C2.52977 17.1981 3.38851 18.5531 4.37543 20.8285C4.48117 23.8324 5.26942 25.3849 5.46888 28.0132C5.68437 30.839 5.94712 32.3017 7.6566 34.0922C9.9853 35.2043 10.6958 36.2801 12.5791 36.8556L7.6566 34.0922C9.9853 35.2043 10.6958 36.2801 15.314 36.8556Z" koffice:nodeTypes="cccccccccccccccc"/>
            <draw:path draw:style-name="gr5" draw:id="shape16" draw:name="path582" draw:layer="" svg:width="19.95289354826pt" svg:height="41.37971738104pt" draw:transform="matrix(0.15566182000 0.00000000000 0.00000000000 0.15843037000 44.65703119270pt 56.00584290560pt)" svg:viewBox="0 0 20 41" svg:d="M18.2731 41.1679C18.2731 40.9855 18.2731 40.8022 18.2731 40.6198C18.2731 42.1533 18.2042 41.3383 19.3929 38.4249C19.9988 36.046 19.9521 33.4275 19.9521 30.7424C19.7791 28.5314 19.452 25.9781 18.833 24.1585C18.3214 21.3496 17.7353 19.5919 17.154 17.0249C16.754 14.7962 15.2143 12.3361 14.3552 10.4402C13.8059 8.82478 13.246 5.4573 12.6762 3.85553C12.2753 1.8045 11.2702 1.15913 9.31742 0.563592C7.78518 -0.187864 4.13373 -0.187864 2.60067 0.563592C0.953659 1.12296 0.956118 2.39923 0.362572 3.85553C0.155158 6.69499 -0.337551 8.79264 0.362572 11.5381C1.30946 13.1254 2.31128 14.8099 3.1606 16.476C4.2608 18.4233 5.36345 21.3456 6.51939 23.0607C7.36134 25.8471 7.67287 27.1338 9.31742 29.6453C9.92244 31.4239 10.8767 33.5617 12.1163 35.1322C12.9131 37.0851 14.0756 38.4691 14.9151 40.6198C16.4252 40.6198 15.293 40.5836 18.2731 41.1679Z" koffice:nodeTypes="cccccccccccccccccc"/>
            <draw:path draw:style-name="gr5" draw:id="shape17" draw:name="path583" draw:layer="" svg:width="41.12523235800pt" svg:height="20.00330647579pt" draw:transform="matrix(0.15566182000 0.00000000000 0.00000000000 0.15843037000 58.57886158968pt 69.46548510539pt)" svg:viewBox="0 0 41 20" svg:d="M40.1431 14.6366C39.9864 14.6366 39.8296 14.6366 39.6729 14.6366C40.2999 14.6366 38.4182 14.6366 37.7904 14.6366C35.5944 14.6366 33.3993 14.6366 31.2033 14.6366C29.8298 15.9893 29.3517 16.7667 26.9689 17.0762C25.7656 18.1572 24.6257 19.1562 22.7345 19.5149C21.0697 19.8908 18.8991 20.0033 16.6176 20.0033C13.8287 19.968 12.8708 20.0928 12.3832 17.5637C12.4275 15.0495 12.5415 14.9091 14.7359 14.6366C15.9107 13.6302 17.8795 13.1533 19.9116 12.6854C21.4647 12.1133 23.367 11.6093 25.0872 11.221C26.7552 10.607 28.3471 9.9799 29.7918 9.26986C29.4324 7.78002 28.2711 8.10672 26.9689 8.78228C25.2788 8.78228 23.2625 8.91526 22.2635 8.29387C21.0895 6.48472 20.4538 5.89124 17.5588 5.85513C14.8119 5.82065 14.3433 5.07286 11.913 4.87914C9.58561 4.84958 7.95882 4.48841 6.26633 3.90314C3.78221 3.71927 2.11346 3.32691 0.150234 2.43957C-0.480692 1.78535 1.01627 1.64991 2.03192 1.46358C3.4236 0.48266 4.89523 0.0886519 7.20757 0C9.40354 0 11.5987 0 13.7947 0C16.2083 0 18.0655 0.402217 20.3818 0.488406C22.2698 1.16561 24.2536 1.52022 25.5574 2.43957C27.2602 3.02812 28.3321 4.06321 29.3216 5.36672C30.9769 5.83543 32.6425 6.41248 34.4972 6.8303C36.6663 6.8303 39.1251 6.80403 40.6133 7.3187C41.6907 9.18039 40.839 12.2323 40.1431 14.6366Z" koffice:nodeTypes="ccccccccccccccccccccccccccc"/>
          </draw:g>
          <draw:g draw:style-name="gr1" draw:id="shape18" draw:name="g601" svg:y="56.08120290560pt">
            <draw:path draw:style-name="gr5" draw:id="shape19" draw:name="path602" draw:layer="" svg:width="37.65443833413pt" svg:height="32.06517594173pt" draw:transform="matrix(-0.15566182000 0.00000000000 0.00000000000 0.15843037000 90.73128555192pt 57.03536565196pt)" svg:viewBox="0 0 38 32" svg:d="M37.5155 31.7659C37.3339 31.5861 37.1531 31.4071 36.9715 31.2273C38.2059 32.4488 37.6102 32.0009 36.4276 29.0736C36.3122 25.9698 35.5532 25.4698 33.7097 24.2278C31.5476 23.5149 30.6238 22.6001 29.9039 20.4591C28.5214 19.3291 27.4814 17.8166 26.6412 16.1518C25.1473 15.1464 23.8516 13.8626 22.8355 12.3832C21.3415 11.377 20.0458 10.0939 19.0297 8.61453C16.9639 7.90007 15.6006 6.44512 13.0491 5.38447C11.6132 4.02889 10.2642 3.36017 8.15546 2.15363C5.79587 1.03463 5.66128 0.224747 2.71875 0C1.81887 0.981003 0.393399 0.595383 0 2.15363C0.119453 5.34426 0.760518 6.01298 2.17484 8.61453C2.28474 11.5552 3.08269 12.9391 4.34969 15.0754C5.89382 16.1455 7.08198 18.0476 8.69937 19.3827C10.4259 20.5451 11.1123 21.78 13.593 23.1513C14.8886 24.7561 17.0547 25.6165 19.0297 26.92C21.4617 27.849 23.4566 28.5658 25.0103 29.6122C27.1923 30.1201 28.6823 30.9379 30.447 31.7659C33.0567 32.008 34.119 32.2966 37.5155 31.7659Z" koffice:nodeTypes="cccccccccccccccccccc"/>
            <draw:path draw:style-name="gr5" draw:id="shape20" draw:name="path603" draw:layer="" svg:width="45.76031304348pt" svg:height="16.86267843765pt" draw:transform="matrix(-0.15566182000 0.00000000000 0.00000000000 0.15843037000 90.05110566325pt 62.48701805581pt)" svg:viewBox="0 0 46 17" svg:d="M44.6704 13.055C44.4892 12.8741 44.3073 12.6924 44.1262 12.5116C45.4196 13.8031 44.8028 13.2749 43.0362 10.3356C41.0223 8.43134 40.5866 6.97247 37.5889 6.52708C35.9883 5.88807 33.3903 5.49288 31.5966 4.89531C28.4951 4.89531 27.074 4.56465 24.5143 3.80773C22.6847 3.30895 20.3699 2.42295 18.522 1.63177C16.3309 1.30669 14.0624 0.450967 11.9847 0C9.4425 0 6.90035 0 4.3582 0C1.911 0.574466 0.533804 0.599962 0 3.26354C1.11708 4.61405 2.59162 5.79167 3.81323 7.07127C4.50183 9.46076 6.16388 10.0304 7.62645 11.4232C10.1487 12.2948 10.6609 12.9458 13.6188 13.055C16.1266 13.89 17.9499 14.1099 20.7011 14.1433C23.619 14.1433 25.7175 14.7345 28.3275 15.2309C30.501 15.5241 32.633 15.7751 35.4098 15.7751C37.7764 15.7751 40.3545 15.7616 41.9471 15.2309C45.3797 12.4892 44.6704 11.8941 44.6704 15.7751C45.0342 16.1376 45.3973 16.5002 45.7603 16.8627" koffice:nodeTypes="ccccccccccccccccccc"/>
            <draw:path draw:style-name="gr5" draw:id="shape21" draw:name="path604" draw:layer="" svg:width="41.40296709917pt" svg:height="13.31733138286pt" draw:transform="matrix(-0.15566182000 0.00000000000 0.00000000000 0.15843037000 86.65033074934pt 65.34256704469pt)" svg:viewBox="0 0 41 13" svg:d="M41.2143 3.19591C41.034 3.19591 40.8529 3.19591 40.6726 3.19591C42.1365 3.19591 41.393 3.23102 38.5034 2.66378C35.7988 1.90459 34.2626 1.16726 31.4532 1.06504C29.7844 0.106894 27.7359 0 24.9456 0C22.415 0 19.8843 0 17.3537 0C14.669 0.202865 13.5308 0.862178 10.8461 1.06504C9.42112 1.88431 6.59025 2.55688 4.88093 3.19591C3.35589 4.21492 2.05404 5.48127 0 6.3926C0.473399 9.03843 1.96905 10.0348 3.79672 11.1865C5.63154 11.9082 7.51799 12.5894 10.3036 12.7852C12.9684 12.882 14.4045 13.3173 17.3537 13.3173C20.1171 13.3173 22.2402 13.0723 24.4039 12.7852C26.2037 11.9472 27.7351 11.0694 30.369 10.6543C31.682 9.53623 33.6042 8.75598 35.2492 7.99055C36.7059 7.3133 38.6877 6.68832 40.1301 5.85969L35.2492 7.99055C36.7059 7.3133 38.6877 6.68832 41.2143 3.19591Z" koffice:nodeTypes="cccccccccccccccccc"/>
            <draw:path draw:style-name="gr5" draw:id="shape22" draw:name="path605" draw:layer="" svg:width="43.72831162912pt" svg:height="22.85719342653pt" draw:transform="matrix(-0.15566182000 0.00000000000 0.00000000000 0.13491502547 82.87251247399pt 67.13244623152pt)" svg:viewBox="0 0 44 23" svg:d="M43.7276 5.59848C43.7276 5.41338 43.7276 5.22746 43.7276 5.04235C43.7276 6.59821 43.7954 5.77135 42.6389 2.8154C40.6236 1.72924 38.2055 0.961911 36.6487 0.0314988C34.2689 0.0314988 31.1107 -0.19927 29.5707 0.588441C26.8208 0.621874 24.9985 0.84775 22.4918 1.70151C20.1024 2.07009 18.7251 2.92466 17.0471 3.92847C15.1506 4.97467 12.4023 6.32096 9.96827 7.26849C7.81654 8.80233 7.08761 9.70176 4.52356 11.1663C2.90857 12.9757 1.2553 14.0627 0.167474 15.6202C-0.315827 17.499 0.198577 19.7153 2.34551 20.6302C3.7029 21.7767 5.78764 22.3753 7.79023 22.8572C10.332 22.761 12.5762 22.4005 14.3244 21.1872C17.0224 20.8219 18.6254 20.013 20.8585 19.5172C22.7694 18.8232 24.5989 18.1578 26.8479 17.8463C28.4055 16.7667 31.1673 15.8347 32.8373 15.0633C35.5729 13.9306 37.3202 12.4367 39.3715 11.1663C40.3492 10.0092 41.654 8.75993 43.1829 8.38238L39.3715 11.1663C40.3492 10.0092 41.654 8.75993 43.7276 5.59848Z" koffice:nodeTypes="cccccccccccccccccccc"/>
            <draw:path draw:style-name="gr5" draw:id="shape23" draw:name="path606" draw:layer="" svg:width="40.74203812676pt" svg:height="21.60590860190pt" draw:transform="matrix(-0.15566182000 0.00000000000 0.00000000000 0.14074779797 79.15397366084pt 69.06356506103pt)" svg:viewBox="0 0 41 22" svg:d="M40.742 3.32374C40.6408 3.29777 38.2092 2.21609 36.387 2.21609C34.7729 1.25533 32.1612 1.0622 29.8533 0C26.8779 0 24.8523 0.33919 23.3195 1.66187C21.0563 1.97266 19.033 2.64941 17.3304 3.87796C15.2107 4.38512 13.2872 4.85983 11.3414 6.09406C8.71449 7.21549 7.55814 8.26796 5.8962 9.41779C4.77574 10.7981 2.35459 11.5698 0.996482 12.7423C-0.222865 14.2444 -0.220472 16.2308 0.451803 18.2822C1.8458 19.1553 4.22867 20.0219 5.8962 21.0525C8.3301 21.4947 10.8102 21.6059 13.5193 21.6059C15.9364 21.4168 17.9756 21.0046 19.5083 19.944C22.2469 18.6019 22.9758 17.6103 24.9527 16.0661C26.0963 14.6574 28.0095 13.5238 29.8533 12.7423C31.2425 11.517 32.9283 10.6212 35.2976 9.97202C36.6239 8.68586 37.8448 7.4427 39.1088 6.09406C40.6312 6.09406 39.5857 6.26528 40.742 3.32374Z" koffice:nodeTypes="ccccccccccccccccc"/>
            <draw:path draw:style-name="gr5" draw:id="shape24" draw:name="path607" draw:layer="" svg:width="42.19345046590pt" svg:height="24.83086897212pt" draw:transform="matrix(-0.15566182000 0.00000000000 0.00000000000 0.13726581530 75.67781040970pt 70.12743817565pt)" svg:viewBox="0 0 42 25" svg:d="M42.1935 1.11969C42.0619 1.09976 39.1024 0.575141 37.2661 0.575141C35.7178 -0.194244 32.5425 0.030592 30.1498 0.030592C27.1333 0.142213 26.2007 0.761706 24.6748 2.20799C23.1233 3.15756 21.2502 4.01066 19.7483 5.47449C17.8287 6.64411 16.0992 8.25623 14.2734 9.28473C12.2648 10.1402 10.5336 11.1201 8.25157 11.4621C7.15145 12.7864 5.22222 13.9305 3.87192 15.2724C2.36927 16.3934 1.73181 16.9323 1.68209 19.6272C0.567531 20.5209 -0.185397 22.2758 0.0399198 22.8929C2.25541 24.0242 4.08681 24.4898 7.15706 24.5265C10.0813 24.5608 12.1349 25.1938 14.821 24.5265C17.5585 23.7197 18.6522 23.1552 21.3905 22.3491C22.7881 20.5385 23.8377 19.3266 25.7702 17.9943C26.8141 16.4675 28.065 15.0627 30.1498 14.1841C31.7118 12.7713 34.0227 11.211 35.624 10.373C36.603 9.01046 38.5122 7.56099 40.0036 6.56279C41.1005 4.71706 41.4125 4.41011 42.1935 1.11969Z" koffice:nodeTypes="cccccccccccccccccc"/>
            <draw:path draw:style-name="gr5" draw:id="shape25" draw:name="path608" draw:layer="" svg:width="24.08268337224pt" svg:height="38.46863602526pt" draw:transform="matrix(-0.15566182000 0.00000000000 0.00000000000 0.15843037000 72.45318080170pt 63.52530732864pt)" svg:viewBox="0 0 24 38" svg:d="M24.0827 38.4686C24.0827 37.2355 24.0827 32.5774 24.0827 29.6757C24.0827 27.1112 24.0827 24.5468 24.0827 21.9823C21.5423 20.4731 21.1617 19.57 20.2529 16.4871C18.9042 14.2897 17.8736 12.9077 16.9697 10.9912C15.7027 9.6558 14.6585 7.92281 14.2338 5.49598C13.1888 3.46115 12.5404 1.41505 10.404 0.549759C8.46866 0.127177 5.94432 0 3.29177 0C-0.332059 0.135226 0.00852694 0.776746 0.00852694 4.39646C0.263365 7.21126 1.1569 7.94776 2.19709 10.4414C3.00087 12.1462 3.87357 13.8977 4.93299 15.3876C5.75119 17.2083 7.035 19.5523 8.21543 20.8828C9.17387 22.9039 10.5514 24.7351 10.9513 26.9285C12.4507 28.8394 13.4869 30.5112 14.7811 31.8739C15.8525 34.1205 16.6587 35.3914 18.6109 36.2704C19.7272 37.9511 21.6144 38.0895 24.0827 38.4686Z" koffice:nodeTypes="cccccccccccccccc"/>
            <draw:path draw:style-name="gr5" draw:id="shape26" draw:name="path609" draw:layer="" svg:width="22.19005746500pt" svg:height="37.28363915291pt" draw:transform="matrix(-0.15566182000 0.00000000000 0.00000000000 0.15843037000 75.71626221026pt 62.31388534747pt)" svg:viewBox="0 0 22 37" svg:d="M18.8673 37.2829C19.0505 37.2829 19.2337 37.2829 19.416 37.2829C17.8831 37.2829 18.6978 37.3511 21.6103 36.1867C22.3864 34.6352 22.159 31.4559 22.159 29.0587C22.159 25.9372 21.6424 24.6082 21.0615 22.4793C20.0636 20.0982 19.2497 18.9819 18.8673 16.4483C18.047 14.7169 17.221 12.9718 16.6731 10.9658C15.6872 9.51546 14.9826 7.32873 14.4797 5.4833C12.6277 4.4345 10.918 3.38249 8.99375 2.74165C7.24946 1.9161 5.62489 0.685011 3.5086 0C0.756792 0.503519 0.445857 1.41017 0.216874 4.38632C-0.41544 6.59795 0.452285 8.59757 1.31438 10.4173C2.22067 12.5807 2.76139 14.7747 4.05736 16.4483C4.84795 18.9081 5.65301 19.7657 5.70282 22.4793C6.64687 24.0934 7.04137 26.4697 7.89704 28.5103C8.99857 31.0568 10.0238 32.1545 11.7367 33.9936C14.0787 35.5852 14.883 36.2534 18.8673 37.2829Z" koffice:nodeTypes="ccccccccccccccccc"/>
            <draw:path draw:style-name="gr5" draw:id="shape27" draw:name="path610" draw:layer="" svg:width="21.66579440813pt" svg:height="40.84117646400pt" draw:transform="matrix(-0.15566182000 0.00000000000 0.00000000000 0.15843037000 78.99840938908pt 60.66975833976pt)" svg:viewBox="0 0 22 41" svg:d="M18.3078 40.8412C18.3078 40.5768 20.0695 39.4912 21.0819 38.0814C21.9108 36.4315 21.8084 33.0768 21.0819 30.9063C20.0296 28.3204 18.8831 26.3819 18.3078 24.2842C17.7227 22.5381 17.7528 19.6539 17.7528 17.1091C17.2465 14.7907 16.4128 13.077 15.5336 10.4861C14.8169 8.70289 13.4193 6.47179 12.7603 4.41531C11.8949 3.60209 10.9165 1.93281 9.98608 1.10423C8.90129 0.221493 8.8631 0 6.65775 0C3.70889 0.10913 2.22511 0.379933 0.554443 2.20765C-0.0298037 3.95373 0.000261809 6.83798 0.000261809 9.38273C0.036828 12.4238 0.321232 13.8619 1.66443 16.0057C2.64441 18.3249 4.70024 20.5835 6.10276 22.6278C7.25256 24.5647 7.9847 26.407 9.43109 27.5953C9.80813 30.0818 10.7483 31.22 11.6503 33.114C12.0273 35.6005 12.9675 36.7387 13.8695 38.6335C15.3207 38.7936 14.643 39.146 15.5336 39.7369L13.8695 38.6335C15.3207 38.7936 14.643 39.146 18.3078 40.8412Z" koffice:nodeTypes="ccccccccccccccccccc"/>
            <draw:path draw:style-name="gr5" draw:id="shape28" draw:name="path611" draw:layer="" svg:width="18.04803200000pt" svg:height="36.85562345668pt" draw:transform="matrix(-0.15566182000 0.00000000000 0.00000000000 0.15843037000 81.97412514709pt 58.70641013457pt)" svg:viewBox="0 0 18 37" svg:d="M15.314 36.8556C15.648 36.0955 17.6779 33.1378 18.048 31.3287C18.0112 28.1945 17.6499 26.0551 15.8603 24.1448C15.4165 22.211 14.3431 19.2897 13.6726 17.513C13.6726 14.9648 13.703 12.0767 13.1263 10.3283C13.1263 7.42479 12.7289 5.68042 12.032 3.69646C10.7968 1.86143 9.4662 1.32396 6.56314 0.380947C4.21041 -0.411506 2.58424 0.159967 0 0.933802C0 3.51271 0 6.09163 0 8.67054C0.0344459 11.5951 0.551134 13.6835 1.64058 15.3024C2.52977 17.1981 3.38851 18.5531 4.37543 20.8285C4.48117 23.8324 5.26942 25.3849 5.46888 28.0132C5.68437 30.839 5.94712 32.3017 7.6566 34.0922C9.9853 35.2043 10.6958 36.2801 12.5791 36.8556L7.6566 34.0922C9.9853 35.2043 10.6958 36.2801 15.314 36.8556Z" koffice:nodeTypes="cccccccccccccccc"/>
            <draw:path draw:style-name="gr5" draw:id="shape29" draw:name="path612" draw:layer="" svg:width="19.95289354826pt" svg:height="41.37971738104pt" draw:transform="matrix(-0.15566182000 0.00000000000 0.00000000000 0.15843037000 85.42997440730pt 56.08120290560pt)" svg:viewBox="0 0 20 41" svg:d="M18.2731 41.1679C18.2731 40.9855 18.2731 40.8022 18.2731 40.6198C18.2731 42.1533 18.2042 41.3383 19.3929 38.4249C19.9988 36.046 19.9521 33.4275 19.9521 30.7424C19.7791 28.5314 19.452 25.9781 18.833 24.1585C18.3214 21.3496 17.7353 19.5919 17.154 17.0249C16.754 14.7962 15.2143 12.3361 14.3552 10.4402C13.8059 8.82478 13.246 5.4573 12.6762 3.85553C12.2753 1.8045 11.2702 1.15913 9.31742 0.563592C7.78518 -0.187864 4.13373 -0.187864 2.60067 0.563592C0.953659 1.12296 0.956118 2.39923 0.362572 3.85553C0.155158 6.69499 -0.337551 8.79264 0.362572 11.5381C1.30946 13.1254 2.31128 14.8099 3.1606 16.476C4.2608 18.4233 5.36345 21.3456 6.51939 23.0607C7.36134 25.8471 7.67287 27.1338 9.31742 29.6453C9.92244 31.4239 10.8767 33.5617 12.1163 35.1322C12.9131 37.0851 14.0756 38.4691 14.9151 40.6198C16.4252 40.6198 15.293 40.5836 18.2731 41.1679Z" koffice:nodeTypes="cccccccccccccccccc"/>
            <draw:path draw:style-name="gr5" draw:id="shape30" draw:name="path613" draw:layer="" svg:width="41.12523235800pt" svg:height="20.00330647579pt" draw:transform="matrix(-0.15566182000 0.00000000000 0.00000000000 0.15843037000 71.50814401032pt 69.54084510539pt)" svg:viewBox="0 0 41 20" svg:d="M40.1431 14.6366C39.9864 14.6366 39.8296 14.6366 39.6729 14.6366C40.2999 14.6366 38.4182 14.6366 37.7904 14.6366C35.5944 14.6366 33.3993 14.6366 31.2033 14.6366C29.8298 15.9893 29.3517 16.7667 26.9689 17.0762C25.7656 18.1572 24.6257 19.1562 22.7345 19.5149C21.0697 19.8908 18.8991 20.0033 16.6176 20.0033C13.8287 19.968 12.8708 20.0928 12.3832 17.5637C12.4275 15.0495 12.5415 14.9091 14.7359 14.6366C15.9107 13.6302 17.8795 13.1533 19.9116 12.6854C21.4647 12.1133 23.367 11.6093 25.0872 11.221C26.7552 10.607 28.3471 9.9799 29.7918 9.26986C29.4324 7.78002 28.2711 8.10672 26.9689 8.78228C25.2788 8.78228 23.2625 8.91526 22.2635 8.29387C21.0895 6.48472 20.4538 5.89124 17.5588 5.85513C14.8119 5.82065 14.3433 5.07286 11.913 4.87914C9.58561 4.84958 7.95882 4.48841 6.26633 3.90314C3.78221 3.71927 2.11346 3.32691 0.150234 2.43957C-0.480692 1.78535 1.01627 1.64991 2.03192 1.46358C3.4236 0.48266 4.89523 0.0886519 7.20757 0C9.40354 0 11.5987 0 13.7947 0C16.2083 0 18.0655 0.402217 20.3818 0.488406C22.2698 1.16561 24.2536 1.52022 25.5574 2.43957C27.2602 3.02812 28.3321 4.06321 29.3216 5.36672C30.9769 5.83543 32.6425 6.41248 34.4972 6.8303C36.6663 6.8303 39.1251 6.80403 40.6133 7.3187C41.6907 9.18039 40.839 12.2323 40.1431 14.6366Z" koffice:nodeTypes="c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3:54</dc:date>
    <meta:creation-date>2011-05-22T06:11:15</meta:creation-date>
    <dc:creator>Yue Liu</dc:creator>
  </office:meta>
</office:document-meta>
</file>